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46c51"/>
    </style:style>
    <style:style style:name="T2" style:family="text">
      <style:text-properties officeooo:rsid="001479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indows alerts<text:line-break/><text:tab/>1. Baseline of 7, threshold of 20<text:line-break/><text:tab/>2. Baseline of 14, threshold of 30<text:line-break/><text:tab/>3. Baseline of 15, threshold of 30<text:line-break/><text:line-break/>Apache alerts<text:line-break/><text:tab/>1. Baseline of 75, threshold of 120<text:line-break/><text:tab/>2. Baseline of 3, threshold of 7<text:line-break/><text:line-break/>Part 2<text:line-break/><text:line-break/>Windows report changes<text:line-break/><text:tab/>1. Percentage change from ~93/7 to ~80/20<text:line-break/><text:tab/>2. Percentage change from ~97/3 to ~98.5/1.5<text:line-break/><text:line-break/>Windows alert changes<text:line-break/><text:tab/>1. Activity spike at 2 PM on Mar 25 to 35 failures. Alert would be triggered (threshold of 20) <text:line-break/><text:tab/>2. Activity spike at 11 AM - 12 PM on Mar 25 to 196 and 77 events respectively. Alert would be triggered (threshold of 30)<text:line-break/><text:tab/>3. No suspicious activity <text:line-break/><text:line-break/>Windows dashboard changes<text:line-break/><text:tab/>--Signatures-- "A user account was locked out" spiked between 1-2 AM with a peak amount of 896. Then at 9 AM "An attempt was made to reset an accounts password" peaked at 1258<text:line-break/><text:tab/>--Users-- user_a had account activity spike around 2 AM with a peak count of 785. user_k had account activity spike between 9-11 AM with a peak count of 397<text:line-break/><text:tab/>--Signatures Pie Chart-- "An <text:span text:style-name="T1">attempt</text:span> was made to reset an accounts password" totaled 2128/35.771%. "A user account was locked out" totaled 1811/30.442%. This data correlates with the time chart<text:line-break/><text:tab/>--Users Pie Chart-- user_k activity totaled at 2118/35.603%. user_a activity totaled at 1878/31.568%. This correlates with the time chart<text:line-break/><text:tab/>--Statistical Chart-- Disadvantages of the chart are that it's not as easy to see a visual significant spike in activity, and it's not as "impressive" for management because charts are boring. The advantage would be seeing all the number data in an organized chart for ease when pulling data to write a report<text:line-break/><text:line-break/><text:line-break/><text:line-break/><text:line-break/><text:line-break/>Apache report changes<text:line-break/><text:tab/>1. Percentages from GET-98.51/POST-1.06/HEAD-0.42/OPTIONS-0.01 to 70.2/29.4/0.3/0.02. A rise in POST can <text:span text:style-name="T2">indicate</text:span> someone trying to change data sent to the server for an attack<text:line-break/><text:tab/>2. No significant change for referrer domains<text:line-break/><text:tab/>3. Significant rise in 404 error codes<text:line-break/><text:line-break/>Apache alert changes<text:line-break/><text:tab/>1. Mar 25 at 9 PM connections from Ukraine rose to 1369. This would trigger an alert (threshold 120)<text:line-break/><text:tab/>2. Mar 25 at 8 PM POST requests rose to 1296. This would trigger an alert (threshold 7)<text:line-break/><text:soft-page-break/>Apache dashboard changes<text:line-break/><text:tab/>--HTTP methods-- Mar 25 at 6 PM GET requests rose to 729, then at 8PM POST requests rose to 1296. This could indicate brute force<text:line-break/><text:tab/>--Cluster Map-- Connections from Kiev, Ukraine rose to 872<text:line-break/><text:tab/>--URI Data-- /VSI_Account_logon.php rose to 1323/29.42%. This is more evidence of a brute force<text:line-break/><text:tab/><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3T13:43:55.947000000</meta:creation-date>
    <dc:date>2021-02-02T18:16:24.766000000</dc:date>
    <meta:editing-duration>PT3M46S</meta:editing-duration>
    <meta:editing-cycles>2</meta:editing-cycles>
    <meta:generator>LibreOffice/7.0.1.2$Windows_X86_64 LibreOffice_project/7cbcfc562f6eb6708b5ff7d7397325de9e764452</meta:generator>
    <meta:document-statistic meta:table-count="0" meta:image-count="0" meta:object-count="0" meta:page-count="2" meta:paragraph-count="1" meta:word-count="415" meta:character-count="2428" meta:non-whitespace-character-count="1983"/>
  </office:meta>
</office:document-meta>
</file>